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53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ching_vending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2OM</text:p>
          </table:table-cell>
          <table:table-cell table:style-name="ce2" office:value-type="string" calcext:value-type="string">
            <text:p>Killing set size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FOM1</text:p>
          </table:table-cell>
          <table:table-cell table:style-name="ce2" office:value-type="string" calcext:value-type="string">
            <text:p>FOM2</text:p>
          </table:table-cell>
        </table:table-row>
        <table:table-row table:style-name="ro1">
          <table:table-cell office:value-type="string" calcext:value-type="string">
            <text:p>[4,12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,13]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,11]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,12]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,13]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,1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2,1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13,15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21,32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21,33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21,35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21,3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21,38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27,3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3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36]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33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32,35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32,37]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43,48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4,48]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,48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,5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5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3,56]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number-columns-repeated="5"/>
        </table:table-row>
      </table:table>
      <table:named-expressions/>
      <table:database-ranges>
        <table:database-range table:name="__Anonymous_Sheet_DB__0" table:target-range-address="reaching_vending.A1:reaching_vending.E2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 style:data-style-name="N2" text:time-value="15:21:09.034990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2-13T15:23:23.311852637</dc:date>
    <meta:editing-duration>PT16H22M56S</meta:editing-duration>
    <meta:editing-cycles>10</meta:editing-cycles>
    <meta:document-statistic meta:table-count="1" meta:cell-count="130" meta:object-count="0"/>
  </office:meta>
</office:document-meta>
</file>